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49cc3"/>
    </style:style>
    <style:style style:name="P2" style:family="paragraph" style:parent-style-name="Standard">
      <style:text-properties officeooo:rsid="0013218d" officeooo:paragraph-rsid="0013218d"/>
    </style:style>
    <style:style style:name="P3" style:family="paragraph" style:parent-style-name="Standard">
      <style:text-properties officeooo:rsid="00197aa7" officeooo:paragraph-rsid="00197aa7"/>
    </style:style>
    <style:style style:name="P4" style:family="paragraph" style:parent-style-name="Standard">
      <style:text-properties officeooo:rsid="00149cc3" officeooo:paragraph-rsid="00149cc3"/>
    </style:style>
    <style:style style:name="P5" style:family="paragraph" style:parent-style-name="Standard" style:list-style-name="L1">
      <style:text-properties officeooo:rsid="00123b41" officeooo:paragraph-rsid="00123b41"/>
    </style:style>
    <style:style style:name="P6" style:family="paragraph" style:parent-style-name="Standard" style:list-style-name="L1">
      <style:text-properties style:text-line-through-style="solid" officeooo:rsid="00123b41" officeooo:paragraph-rsid="00123b41"/>
    </style:style>
    <style:style style:name="P7" style:family="paragraph" style:parent-style-name="Standard" style:list-style-name="L1">
      <style:text-properties style:text-line-through-style="solid" officeooo:rsid="0013218d" officeooo:paragraph-rsid="0013218d"/>
    </style:style>
    <style:style style:name="P8" style:family="paragraph" style:parent-style-name="Standard" style:list-style-name="L1">
      <style:text-properties style:text-line-through-style="solid" officeooo:rsid="001d1a47" officeooo:paragraph-rsid="001d1a47" fo:background-color="transparent"/>
    </style:style>
    <style:style style:name="P9" style:family="paragraph" style:parent-style-name="Standard" style:list-style-name="L1">
      <style:text-properties style:text-line-through-style="solid" officeooo:rsid="0023297d" officeooo:paragraph-rsid="0023297d" fo:background-color="transparent"/>
    </style:style>
    <style:style style:name="P10" style:family="paragraph" style:parent-style-name="Standard" style:list-style-name="L1">
      <style:text-properties style:text-line-through-style="solid" officeooo:rsid="00123b41" officeooo:paragraph-rsid="00123b41" fo:background-color="transparent"/>
    </style:style>
    <style:style style:name="P11" style:family="paragraph" style:parent-style-name="Standard" style:list-style-name="L1">
      <style:text-properties officeooo:rsid="00123b41" officeooo:paragraph-rsid="00123b41" fo:background-color="#c0c0c0"/>
    </style:style>
    <style:style style:name="P12" style:family="paragraph" style:parent-style-name="Standard" style:list-style-name="L1">
      <style:text-properties officeooo:rsid="0013218d" officeooo:paragraph-rsid="0013218d"/>
    </style:style>
    <style:style style:name="P13" style:family="paragraph" style:parent-style-name="Standard" style:list-style-name="L1">
      <style:text-properties officeooo:rsid="001ea398" officeooo:paragraph-rsid="001ea398"/>
    </style:style>
    <style:style style:name="P14" style:family="paragraph" style:parent-style-name="Standard" style:list-style-name="L1">
      <style:text-properties officeooo:rsid="0025e70e" officeooo:paragraph-rsid="0025e70e" fo:background-color="transparent"/>
    </style:style>
    <style:style style:name="P15" style:family="paragraph" style:parent-style-name="Standard" style:list-style-name="L1">
      <style:text-properties officeooo:rsid="0025e70e" officeooo:paragraph-rsid="0026a440" fo:background-color="transparent"/>
    </style:style>
    <style:style style:name="P16" style:family="paragraph" style:parent-style-name="Standard" style:list-style-name="L1">
      <style:paragraph-properties fo:background-color="transparent">
        <style:background-image/>
      </style:paragraph-properties>
      <style:text-properties style:text-line-through-style="solid" officeooo:rsid="0013218d" officeooo:paragraph-rsid="0013218d" fo:background-color="transparent"/>
    </style:style>
    <style:style style:name="T1" style:family="text">
      <style:text-properties officeooo:rsid="00149cc3"/>
    </style:style>
    <style:style style:name="T2" style:family="text">
      <style:text-properties style:text-line-through-style="solid" officeooo:rsid="00149cc3"/>
    </style:style>
    <style:style style:name="T3" style:family="text">
      <style:text-properties officeooo:rsid="0023297d"/>
    </style:style>
    <style:style style:name="T4" style:family="text">
      <style:text-properties officeooo:rsid="00149cc3" fo:background-color="#c0c0c0"/>
    </style:style>
    <style:style style:name="T5" style:family="text">
      <style:text-properties officeooo:rsid="0026a44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087199710746044092" text:style-name="L1">
        <text:list-item>
          <text:p text:style-name="P5">Dokumentacja</text:p>
        </text:list-item>
        <text:list-item>
          <text:p text:style-name="P11">Komentowanie kodu</text:p>
        </text:list-item>
        <text:list-item>
          <text:p text:style-name="P6">Naprawa niedziałającego odświeżania</text:p>
        </text:list-item>
        <text:list-item>
          <text:p text:style-name="P5">Walidacja danych</text:p>
        </text:list-item>
        <text:list-item>
          <text:p text:style-name="P6">Odświeżanie w tle</text:p>
        </text:list-item>
        <text:list-item>
          <text:p text:style-name="P10">Zapisywanie w tle w dialogach</text:p>
        </text:list-item>
        <text:list-item>
          <text:p text:style-name="P7">Data picker</text:p>
        </text:list-item>
        <text:list-item>
          <text:p text:style-name="P12">Testy jednostkowe</text:p>
        </text:list-item>
        <text:list-item>
          <text:p text:style-name="P16">Tran<text:span text:style-name="T3">s</text:span>akcje</text:p>
        </text:list-item>
        <text:list-item>
          <text:p text:style-name="P7">ProductsMenu – zmiana formatu daty</text:p>
        </text:list-item>
        <text:list-item>
          <text:p text:style-name="P7">nowa partia – dublowanie się produktów</text:p>
        </text:list-item>
        <text:list-item>
          <text:p text:style-name="P7">Przesunięcie – wywala się</text:p>
        </text:list-item>
        <text:list-item>
          <text:p text:style-name="P7">Przesunięcie – dublowanie magazynów i grup</text:p>
        </text:list-item>
        <text:list-item>
          <text:p text:style-name="P7">Dodawanie nowego partnera – nie działa zmiana danych magazynu partnera – zmienia tylko dane partnera.</text:p>
        </text:list-item>
        <text:list-item>
          <text:p text:style-name="P7">Dodawanie nowego partnera – trzeba dodawać sektor o nieskończonej pojemności (równej zero) a nie tylko sam magazyn</text:p>
        </text:list-item>
        <text:list-item>
          <text:p text:style-name="P8">Wyjątki</text:p>
        </text:list-item>
        <text:list-item>
          <text:p text:style-name="P13">Partie – błąd : można przenieść już wydane pertnerowi (trzeba usunąć przycisk, lub zrobić nieaktywny)</text:p>
        </text:list-item>
        <text:list-item>
          <text:p text:style-name="P9">Przepisać całość z użyciem transakcji.</text:p>
        </text:list-item>
        <text:list-item>
          <text:p text:style-name="P14">W menu Magazyny zmienić wyświetlanie wolnych miejsc na zajęte.</text:p>
        </text:list-item>
        <text:list-item>
          <text:p text:style-name="P15"><text:span text:style-name="T5">Poprawić GroupDialog – wywala się. Odwołanie do UI z transakcji.</text:span></text:p>
        </text:list-item>
      </text:list>
      <text:p text:style-name="P2"/>
      <text:p text:style-name="P3">Jak znajdziesz coś jeszcze do zrobienia, to dodaj do listy, bo tu jest tylko to co mi do głowy przyszło ;)</text:p>
      <text:p text:style-name="P2"/>
      <text:p text:style-name="P2"/>
      <text:p text:style-name="P4">Legenda:</text:p>
      <text:p text:style-name="P1"><text:span text:style-name="T2">Zrobione</text:span><text:span text:style-name="T1"><text:tab/></text:span><text:span text:style-name="T4">W trakci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2M35S</meta:editing-duration>
    <meta:editing-cycles>26</meta:editing-cycles>
    <meta:generator>LibreOffice/4.0.5.2$Windows_x86 LibreOffice_project/5464147a081647a250913f19c0715bca595af2f</meta:generator>
    <dc:date>2013-11-03T00:06:52.76</dc:date>
    <meta:document-statistic meta:table-count="0" meta:image-count="0" meta:object-count="0" meta:page-count="1" meta:paragraph-count="23" meta:word-count="150" meta:character-count="973" meta:non-whitespace-character-count="857"/>
    <meta:user-defined meta:name="Info 1"/>
    <meta:user-defined meta:name="Info 2"/>
    <meta:user-defined meta:name="Info 3"/>
    <meta:user-defined meta:name="Info 4"/>
  </office:meta>
</office:document-meta>
</file>